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c5e" officeooo:paragraph-rsid="00173c5e"/>
    </style:style>
    <style:style style:name="P2" style:family="paragraph" style:parent-style-name="Standard" style:list-style-name="List_20_1">
      <style:text-properties officeooo:paragraph-rsid="00173c5e"/>
    </style:style>
    <style:style style:name="P3" style:family="paragraph" style:parent-style-name="Standard">
      <style:text-properties officeooo:paragraph-rsid="00173c5e"/>
    </style:style>
    <style:style style:name="T1" style:family="text">
      <style:text-properties officeooo:rsid="00173c5e"/>
    </style:style>
    <style:style style:name="T2" style:family="text">
      <style:text-properties officeooo:rsid="001935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OE website design</text:p>
      <text:p text:style-name="P1"/>
      <text:list xml:id="list3787408134" text:style-name="List_20_1">
        <text:list-item>
          <text:p text:style-name="P2"><text:span text:style-name="T1">Index.html</text:span></text:p>
        </text:list-item>
      </text:list>
      <text:p text:style-name="P1"/>
      <text:p text:style-name="P1">Title: Destinitty, Eg. Chunky modern slab Serif, color: Dark Grey</text:p>
      <text:p text:style-name="P1"/>
      <text:p text:style-name="P1">Background: Gradient</text:p>
      <text:p text:style-name="P1"/>
      <text:p text:style-name="P1">Two clickable Doors, with captions :-</text:p>
      <text:p text:style-name="P1"><text:s text:c="21"/>“Bored?” <text:s text:c="6"/>or</text:p>
      <text:p text:style-name="P1"><text:tab/> <text:s text:c="8"/>“Motivated?”</text:p>
      <text:p text:style-name="P1"/>
      <text:list xml:id="list165432550684306" text:continue-numbering="true" text:style-name="List_20_1">
        <text:list-item>
          <text:p text:style-name="P2"><text:span text:style-name="T1">Places.html</text:span></text:p>
        </text:list-item>
      </text:list>
      <text:p text:style-name="P3"/>
      <text:p text:style-name="P3"><text:tab/><text:span text:style-name="T1">Food stalls, places to visit on-campus and off-campus, </text:span><text:span text:style-name="T2">movies to watch</text:span></text:p>
      <text:p text:style-name="P3"><text:s text:c="5"/><text:span text:style-name="T2">related pics(if possible) and info</text:span></text:p>
      <text:p text:style-name="P1"/>
      <text:p text:style-name="P1"/>
      <text:list xml:id="list165431079110657" text:continue-numbering="true" text:style-name="List_20_1">
        <text:list-item>
          <text:p text:style-name="P2"><text:span text:style-name="T1">Info.html</text:span></text:p>
        </text:list-item>
      </text:list>
      <text:p text:style-name="P3"/>
      <text:p text:style-name="P3"><text:tab/><text:span text:style-name="T1">For now : ECE related stuff – placements, projects, forum, </text:span><text:span text:style-name="T2">hack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4T16:42:53.515009761</meta:creation-date>
    <dc:date>2023-04-24T16:54:31.007138892</dc:date>
    <meta:editing-duration>PT1M27S</meta:editing-duration>
    <meta:editing-cycles>1</meta:editing-cycles>
    <meta:document-statistic meta:table-count="0" meta:image-count="0" meta:object-count="0" meta:page-count="1" meta:paragraph-count="12" meta:word-count="56" meta:character-count="409" meta:non-whitespace-character-count="323"/>
    <meta:generator>LibreOffice/6.4.7.2$Linux_X86_64 LibreOffice_project/40$Build-2</meta:generator>
  </office:meta>
</office:document-meta>
</file>